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GenerationContext.getGenerated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GenerationContext.getGenerated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GenerationContext.DefaultGenerationContext( ClassNameGenerator classNameGenerator , GeneratedFiles generatedFiles , RuntimeHints runtime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GenerationContext.DefaultGenerationContext( GeneratedClasses generatedClasses , GeneratedFiles generatedFiles , RuntimeHints runtime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GenerationContext.writeGenerated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GenerationContext.getRuntimeH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GenerationContext.DefaultGenerationContext( DefaultGenerationContext existing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GenerationContext.DefaultGenerationContext( ClassNameGenerator classNameGenerator , GeneratedFiles generated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GenerationContext.with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